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Liberation Mono" fo:font-size="10pt" style:font-size-asian="10pt" style:font-size-complex="10pt"/>
    </style:style>
    <style:style style:name="P2" style:family="paragraph" style:parent-style-name="Illustration">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0" text:note-class="footnote"><text:note-citation>1</text:note-citation><text:note-body><text:p text:style-name="Footnote">Released under the Creative Commons 2.0 Attribution-NoDerivs license</text:p></text:note-body></text:note></text:p>
      <text:p text:style-name="Subtitle">DRAFT (2009-05-22)</text:p>
      <text:p text:style-name="Title1">László Németh</text:p>
      <text:p text:style-name="Title1"/>
      <text:h text:style-name="Heading_20_1" text:outline-level="1">Introduction</text:h>
      <text:p text:style-name="Text_20_body">The Soros programming language is a domain-specific language for conversion between self-similar character sequences. A typical conversion task is the number to number name conversion, and the language is originally developed for the generalization of the BAHTTEXT spreadsheet function, a function of Microsoft Excel for number to Thai number name and currency conversion, standardized by the ECMA–376 and ISO/IEC 29 500:2008 Office Open XML format.</text:p>
      <text:h text:style-name="Heading_20_1" text:outline-level="1">Syntax</text:h>
      <text:p text:style-name="Text_20_body">A Soros program defines a single string function named $.</text:p>
      <text:h text:style-name="Heading_20_2" text:outline-level="2">Conditional command lines</text:h>
      <text:p text:style-name="Text_20_body">A Soros program consists of lines of conditional commands and comments.</text:p>
      <text:h text:style-name="Heading_20_2" text:outline-level="2">Commands</text:h>
      <text:p text:style-name="Standard">A command has a <text:span text:style-name="T1">regex</text:span> part and a return <text:span text:style-name="T1">value</text:span> separated by white spaces:</text:p>
      <text:p text:style-name="Illustration">regex value</text:p>
      <text:p text:style-name="P2">The function returns with the return value of the first matched command.</text:p>
      <text:h text:style-name="Heading_20_2" text:outline-level="2">Regex part of the command</text:h>
      <text:p text:style-name="Text_20_body">The <text:span text:style-name="T1">regex</text:span> part is the condition of the command. The <text:span text:style-name="T1">regex</text:span> is an extended regular expression (described in ISO/IEC 9945-2:1993) with a single Perl regex extension, the possible usage of the \d notation for [:digit:] or [0-9] (digits) and the \D notation for non-digits ([^0-9]).</text:p>
      <text:h text:style-name="Heading_20_3" text:outline-level="3">Matching</text:h>
      <text:p text:style-name="Text_20_body">The <text:span text:style-name="T1">regex</text:span> matches the input string, if and only if the matching is full matching and the implicit input boundary values meet the whole input boundary criteria (see next section).</text:p>
      <text:p text:style-name="Text_20_body">Without any matching the return value is the empty string.</text:p>
      <text:h text:style-name="Heading_20_3" text:outline-level="3">Whole input boundary criteria</text:h>
      <text:p text:style-name="Text_20_body">The optional regex ^ and $ boundary notations in REGEX part of the command define whole input boundary criteria. The interpreter adds implicit boundary values to the parameter of a recursive call (see next section) depending on the position of the recursive call in the return value. For example, </text:p>
      <text:p text:style-name="Text_20_body">^3$ tre</text:p>
      <text:p text:style-name="Text_20_body">3$ tré</text:p>
      <text:p text:style-name="Text_20_body"><text:soft-page-break/>3 tre</text:p>
      <text:p text:style-name="Text_20_body">commands help to define the following rule for the Italian language: three is “tré” in the end of the number name compounds, and “tre” in all other cases. See also whole input boundary modifiers.</text:p>
      <text:h text:style-name="Heading_20_3" text:outline-level="3">Quoting</text:h>
      <text:p text:style-name="Standard">The regex conditional part of the Soros commands can contain white spaces by quoting with ASCII quotation marks:</text:p>
      <text:p text:style-name="Illustration">"regex with spaces" Value<text:span text:style-name="T2">.</text:span></text:p>
      <text:h text:style-name="Heading_20_2" text:outline-level="2">Return value part of the command</text:h>
      <text:p text:style-name="Text_20_body">The return value can contain spaces, standard regex back references, recursive calls, abbreviated recursive calls and boundary modifiers for recursive calls.</text:p>
      <text:h text:style-name="Heading_20_3" text:outline-level="3">Back references – \1 … \9</text:h>
      <text:p text:style-name="Text_20_body">\1 … \9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1">param</text:span>)</text:h>
      <text:p text:style-name="Text_20_body">The expression $(<text:span text:style-name="T1">param</text:span>) will be replaced of the result of the recursive call of the main $ function with the parameter <text:span text:style-name="T1">param</text:span>.</text:p>
      <text:h text:style-name="Heading_20_3" text:outline-level="3">Abbreviated recursive calls – $1 … $9</text:h>
      <text:p text:style-name="Text_20_body">$1 … $9 are abbreviated forms of the $(\1) … $(\9) recursive calls.</text:p>
      <text:h text:style-name="Heading_20_3" text:outline-level="3">Empty call – $()</text:h>
      <text:p text:style-name="Text_20_body">The result of the empty call $() is the empty string.</text:p>
      <text:h text:style-name="Heading_20_3" text:outline-level="3">Limitations of recursive calls</text:h>
      <text:p text:style-name="Text_20_body">The parameter of the recursive function must not contain closing parenthesis or recursive call.</text:p>
      <text:h text:style-name="Heading_20_3" text:outline-level="3">Whole input boundary modifiers</text:h>
      <text:p text:style-name="Text_20_body">Recursive calls without boundary position in the return value lose their whole input boundary values. Pipe signs before or after recursive calls are boundary modifiers and declare whole input boundaries within the value.</text:p>
      <text:p text:style-name="Text_20_body">The $1|$2 equals to the $1||$2 notation.</text:p>
      <text:p text:style-name="Text_20_body">Empty calls can differentiate the left and right boundary modifiers:</text:p>
      <text:p text:style-name="Text_20_body">$1|$()$2</text:p>
      <text:p text:style-name="Text_20_body">$1$()|$2</text:p>
      <text:h text:style-name="Heading_20_2" text:outline-level="2">Truncating left zeros and spaces</text:h>
      <text:p text:style-name="Text_20_body">By default the function $ truncates left zeros from the input and left and right spaces from the return value.</text:p>
      <text:h text:style-name="Heading_20_2" text:outline-level="2"><text:soft-page-break/>Comments</text:h>
      <text:p text:style-name="Text_20_body">Lines beginning with hash mark are comments.</text:p>
      <text:h text:style-name="Heading_20_1" text:outline-level="1">Appendix</text:h>
      <text:p text:style-name="Text_20_body">Number to English number name conversion program.</text:p>
      <text:p text:style-name="P1">^0 zero </text:p>
      <text:p text:style-name="P1">1 one </text:p>
      <text:p text:style-name="P1">2 two </text:p>
      <text:p text:style-name="P1">3 three </text:p>
      <text:p text:style-name="P1">4 four </text:p>
      <text:p text:style-name="P1">5 five </text:p>
      <text:p text:style-name="P1">6 six </text:p>
      <text:p text:style-name="P1">7 seven </text:p>
      <text:p text:style-name="P1">8 eight </text:p>
      <text:p text:style-name="P1">9 nine </text:p>
      <text:p text:style-name="P1">10 ten </text:p>
      <text:p text:style-name="P1">11 eleven </text:p>
      <text:p text:style-name="P1">12 twelve </text:p>
      <text:p text:style-name="P1">13 thirteen </text:p>
      <text:p text:style-name="P1">15 fifteen </text:p>
      <text:p text:style-name="P1">18 eighteen </text:p>
      <text:p text:style-name="P1">1(\d) $1teen </text:p>
      <text:p text:style-name="P1">20 twenty </text:p>
      <text:p text:style-name="P1">2(\d) twenty-$1 </text:p>
      <text:p text:style-name="P1">30 thirty </text:p>
      <text:p text:style-name="P1">3(\d) thirty-$1 </text:p>
      <text:p text:style-name="P1">40 forty </text:p>
      <text:p text:style-name="P1">4(\d) forty-$1 </text:p>
      <text:p text:style-name="P1">50 fifty </text:p>
      <text:p text:style-name="P1">5(\d) fifty-$1 </text:p>
      <text:p text:style-name="P1">80 eighty </text:p>
      <text:p text:style-name="P1">8(\d) eighty-$1 </text:p>
      <text:p text:style-name="P1">(\d)0 $1ty </text:p>
      <text:p text:style-name="P1">(\d)(\d) $1ty-$2 </text:p>
      <text:p text:style-name="P1">(\d)(00) $1 hundred </text:p>
      <text:p text:style-name="P1">(\d)(\d\d) $1 hundred and $2 </text:p>
      <text:p text:style-name="P1">(\d{1,3})(000) $1 thousand </text:p>
      <text:p text:style-name="P1">(\d{1,3})(0\d\d) $1 thousand and $2 </text:p>
      <text:p text:style-name="P1">(\d{1,3})(\d{3}) $1 thousand $2 </text:p>
      <text:p text:style-name="P1">(\d{1,3})(0{6}) $1 million </text:p>
      <text:p text:style-name="P1">(\d{1,3})(0{4}\d\d) $1 million and $2 </text:p>
      <text:p text:style-name="P1"><text:soft-page-break/>(\d{1,3})(\d{6}) $1 million $2 </text:p>
      <text:p text:style-name="P1">(\d{1,3})(0{9}) $1 billion </text:p>
      <text:p text:style-name="P1">(\d{1,3})(0{7}\d\d) $1 billion and $2 </text:p>
      <text:p text:style-name="P1">(\d{1,3})(\d{9}) $1 billion $2 </text:p>
      <text:p text:style-name="P1">(\d{1,3})(0{12}) $1 trillion </text:p>
      <text:p text:style-name="P1">(\d{1,3})(0{10}\d\d) $1 trillion and $2 </text:p>
      <text:p text:style-name="P1">(\d{1,3})(\d{12}) $1 trillion $2 </text:p>
      <text:p text:style-name="P1">(\d{1,3})(0{15}) $1 quadrillion </text:p>
      <text:p text:style-name="P1">(\d{1,3})(0{13}\d\d) $1 quadrillion and $2 </text:p>
      <text:p text:style-name="P1">(\d{1,3})(\d{15}) $1 quadrillion $2 </text:p>
      <text:p text:style-name="P1">(\d{1,3})(0{18}) $1 quintillion </text:p>
      <text:p text:style-name="P1">(\d{1,3})(0{16}\d\d) $1 quintillion and $2 </text:p>
      <text:p text:style-name="P1">(\d{1,3})(\d{18}) $1 quintillion $2 </text:p>
      <text:p text:style-name="P1">(\d{1,3})(0{21}) $1 sextillion </text:p>
      <text:p text:style-name="P1">(\d{1,3})(0{19}\d\d) $1 sextillion and $2 </text:p>
      <text:p text:style-name="P1">(\d{1,3})(\d{21}) $1 sextillion $2 </text:p>
      <text:p text:style-name="P1"/>
      <text:p text:style-name="P1"># negative number </text:p>
      <text:p text:style-name="P1"/>
      <text:p text:style-name="P1">[-−](\d\d*) negative |$1 </text:p>
      <text:p text:style-name="P1"/>
      <text:p text:style-name="P1"># decimals </text:p>
      <text:p text:style-name="P1"/>
      <text:p text:style-name="P1">"([-−]?\d\d*)[.](\d)(\d)" $1| dot |$2| $3 </text:p>
      <text:p text:style-name="P1"/>
      <text:p text:style-name="P1"># currency </text:p>
      <text:p text:style-name="P1"/>
      <text:p text:style-name="P1">AUD Australian dollar </text:p>
      <text:p text:style-name="P1">CAD Canadian dollar </text:p>
      <text:p text:style-name="P1">EUR euro </text:p>
      <text:p text:style-name="P1">HKD Hong Kong dollar </text:p>
      <text:p text:style-name="P1">INR Indian rupee </text:p>
      <text:p text:style-name="P1">NZD New Zealand dollar </text:p>
      <text:p text:style-name="P1">SGD Singapore dollar </text:p>
      <text:p text:style-name="P1">USD U.S. dollar </text:p>
      <text:p text:style-name="P1">ZAR rand </text:p>
      <text:p text:style-name="P1"/>
      <text:p text:style-name="P1">"(AUD|CAD|HKD|INR|NZD|SGD|USD) ([-−]?[01])" $2 $1 </text:p>
      <text:p text:style-name="P1">"(AUD|CAD|HKD|INR|NZD|SGD|USD) ([-−]?\d\d*)" $2 $1s </text:p>
      <text:p text:style-name="P1"/>
      <text:p text:style-name="P1">"GBP ([-−]?[01])" $1 pound sterling </text:p>
      <text:p text:style-name="P1">"GBP ([-−]?\d\d*)" $1 pounds sterling </text:p>
      <text:p text:style-name="P1"><text:soft-page-break/></text:p>
      <text:p text:style-name="P1"># other currencies </text:p>
      <text:p text:style-name="P1"/>
      <text:p text:style-name="P1">[A-Z]{3} </text:p>
      <text:p text:style-name="P1">"([A-Z]{3}) ([-−]?\d\d*)" $2 $1 </text:p>
      <text:p text:style-name="P1"/>
      <text:p text:style-name="P1"># currencies with zero decimals </text:p>
      <text:p text:style-name="P1"/>
      <text:p text:style-name="P1">"([A-Z]{3} [-−]?\d\d*)[.,]00" $1 </text:p>
      <text:p text:style-name="P1"/>
      <text:p text:style-name="P1"># currencies with decimals </text:p>
      <text:p text:style-name="P1"/>
      <text:p text:style-name="P1">"((AUD|CAD|HKD|NZD|USD|ZAR) [-−]?\d\d*)[.,]01" $1 and one cent </text:p>
      <text:p text:style-name="P1">"((AUD|CAD|HKD|NZD|USD|ZAR) [-−]?\d\d*)[.,](\d\d)" $1 and $3 cents </text:p>
      <text:p text:style-name="P1"/>
      <text:p text:style-name="P1">"(EUR [-−]?\d\d*)[.,](\d\d)" $1 and $2 cent </text:p>
      <text:p text:style-name="P1"/>
      <text:p text:style-name="P1">"(GBP [-−]?\d\d*)[.,]01" $1 and one penny </text:p>
      <text:p text:style-name="P1">"(GBP [-−]?\d\d*)[.,](\d\d)" $1 and $2 pences </text:p>
      <text:p text:style-name="P1"/>
      <text:p text:style-name="P1">"(INR [-−]?\d\d*)[.,]01" $1 and one paisa </text:p>
      <text:p text:style-name="P1">"(INR [-−]?\d\d*)[.,](\d\d)" $1 and $2 paise </text:p>
      <text:p text:style-name="P1"/>
      <text:p text:style-name="P1">"([A-Z]{3}) ([-−]?\d[.,]\d\d)" $2|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9T22:05:07</meta:creation-date>
    <dc:date>2009-05-22T14:39:27</dc:date>
    <meta:editing-duration>PT05H06M10S</meta:editing-duration>
    <meta:editing-cycles>11</meta:editing-cycles>
    <meta:generator>OpenOffice.org/3.0$Linux OpenOffice.org_project/300m15$Build-9379</meta:generator>
    <meta:document-statistic meta:table-count="0" meta:image-count="0" meta:object-count="0" meta:page-count="5" meta:paragraph-count="136" meta:word-count="872" meta:character-count="5678"/>
    <meta:user-defined meta:name="Info 1"/>
    <meta:user-defined meta:name="Info 2"/>
    <meta:user-defined meta:name="Info 3"/>
    <meta:user-defined meta:name="Info 4"/>
  </office:meta>
</office:document-meta>
</file>